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eb9b" officeooo:paragraph-rsid="000feb9b"/>
    </style:style>
    <style:style style:name="P2" style:family="paragraph" style:parent-style-name="Standard" style:list-style-name="L1">
      <style:text-properties officeooo:paragraph-rsid="000feb9b"/>
    </style:style>
    <style:style style:name="P3" style:family="paragraph" style:parent-style-name="Standard" style:list-style-name="L1">
      <style:text-properties officeooo:rsid="0011d04d" officeooo:paragraph-rsid="0011d04d"/>
    </style:style>
    <style:style style:name="P4" style:family="paragraph" style:parent-style-name="Standard" style:list-style-name="L1">
      <style:text-properties officeooo:rsid="000feb9b" officeooo:paragraph-rsid="000feb9b"/>
    </style:style>
    <style:style style:name="T1" style:family="text">
      <style:text-properties officeooo:rsid="000feb9b"/>
    </style:style>
    <style:style style:name="T2" style:family="text">
      <style:text-properties officeooo:rsid="0011d04d"/>
    </style:style>
    <style:style style:name="T3" style:family="text">
      <style:text-properties officeooo:rsid="00188351"/>
    </style:style>
    <style:style style:name="T4" style:family="text">
      <style:text-properties officeooo:rsid="00193d87"/>
    </style:style>
    <style:style style:name="T5" style:family="text">
      <style:text-properties officeooo:rsid="001e1184"/>
    </style:style>
    <style:style style:name="T6" style:family="text">
      <style:text-properties officeooo:rsid="00286ecb"/>
    </style:style>
    <style:style style:name="T7" style:family="text">
      <style:text-properties officeooo:rsid="00295595"/>
    </style:style>
    <style:style style:name="T8" style:family="text">
      <style:text-properties officeooo:rsid="002cf59f"/>
    </style:style>
    <style:style style:name="T9" style:family="text">
      <style:text-properties officeooo:rsid="00307e6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jax Exercises</text:p>
      <text:p text:style-name="P1"/>
      <text:list xml:id="list436932937" text:style-name="L1">
        <text:list-item>
          <text:p text:style-name="P2"><text:span text:style-name="T1">Create a registration page to insert data in </text:span><text:span text:style-name="T3">a </text:span><text:span text:style-name="T5">json</text:span><text:span text:style-name="T3"> file</text:span><text:span text:style-name="T1">.</text:span></text:p>
          <text:list>
            <text:list-item>
              <text:p text:style-name="P3">Email.</text:p>
            </text:list-item>
            <text:list-item>
              <text:p text:style-name="P3">Name</text:p>
            </text:list-item>
            <text:list-item>
              <text:p text:style-name="P3">password</text:p>
            </text:list-item>
            <text:list-item>
              <text:p text:style-name="P3">contact number.</text:p>
            </text:list-item>
          </text:list>
        </text:list-item>
        <text:list-item>
          <text:p text:style-name="P4">Create login page to validate the user, with a check-box of remember me to save data in cookies. <text:span text:style-name="T2">(auto fill data next time when user visit the login page).</text:span></text:p>
        </text:list-item>
        <text:list-item>
          <text:p text:style-name="P4">After login maintain the session for performing the web operation.</text:p>
        </text:list-item>
        <text:list-item>
          <text:p text:style-name="P4">Create a product listing page (Grid view), with following details.</text:p>
          <text:list>
            <text:list-item>
              <text:p text:style-name="P4">Image</text:p>
            </text:list-item>
            <text:list-item>
              <text:p text:style-name="P4">one check-box to mass product add</text:p>
            </text:list-item>
            <text:list-item>
              <text:p text:style-name="P4">Quantity box to set the respective product quantity.</text:p>
              <text:list>
                <text:list-item>
                  <text:p text:style-name="P3">NOTE: use product array for listing, and use bootstrap card.</text:p>
                </text:list-item>
              </text:list>
            </text:list-item>
          </text:list>
        </text:list-item>
        <text:list-item>
          <text:p text:style-name="P4">Add one global button to select all products and add all in cart once </text:p>
        </text:list-item>
        <text:list-item>
          <text:p text:style-name="P2"><text:span text:style-name="T1">create a button “Add to Cart” to add product in cart (using </text:span><text:span text:style-name="T6">json</text:span><text:span text:style-name="T4"> file</text:span><text:span text:style-name="T1">), (Use Ajax).</text:span></text:p>
        </text:list-item>
        <text:list-item>
          <text:p text:style-name="P4">In the cart page following details are required.</text:p>
          <text:list>
            <text:list-item>
              <text:p text:style-name="P4">Clear cart button.</text:p>
            </text:list-item>
            <text:list-item>
              <text:p text:style-name="P4">Individual product delete from cart. <text:span text:style-name="T2">Using ajax</text:span></text:p>
            </text:list-item>
            <text:list-item>
              <text:p text:style-name="P4">Individual quantity edit button. <text:span text:style-name="T7">Use ajax</text:span></text:p>
              <text:list>
                <text:list-item>
                  <text:p text:style-name="P2"><text:span text:style-name="T1">One save button for quantity save. (</text:span><text:span text:style-name="T8">U</text:span><text:span text:style-name="T1">se ajax).</text:span></text:p>
                </text:list-item>
              </text:list>
            </text:list-item>
            <text:list-item>
              <text:p text:style-name="P4">Final on checkout button.</text:p>
            </text:list-item>
            <text:list-item>
              <text:p text:style-name="P4">After click checkout display one <text:s/>success page <text:span text:style-name="T9">and display order details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1:11:58.795969289</meta:creation-date>
    <dc:date>2022-05-04T11:28:25.220257430</dc:date>
    <meta:editing-duration>PT7H31M37S</meta:editing-duration>
    <meta:editing-cycles>16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190" meta:character-count="1034" meta:non-whitespace-character-count="885"/>
  </office:meta>
</office:document-meta>
</file>